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2" style:master-page-name="First_20_Page">
      <style:paragraph-properties style:page-number="auto"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5216104179774277813" text:style-name="Outline">
        <text:list-item>
          <text:list>
            <text:list-item>
              <text:h text:style-name="P1" text:outline-level="2">FETCh (not implemented yet)</text:h>
            </text:list-item>
          </text:list>
        </text:list-item>
      </text:list>
      <text:p text:style-name="Standard">Fetch commands return measurement data that has been previously acquired. FETCh queries do not generate new measurements, but allow additional measurement calculations from the same acquired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5. FETCh</text:titl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5.5. FETCh</dc:title>
    <meta:document-statistic meta:table-count="0" meta:image-count="0" meta:object-count="0" meta:page-count="1" meta:paragraph-count="7" meta:word-count="35" meta:character-count="241"/>
    <meta:user-defined meta:name="WebPublish_Post_AdditionalCategories">10</meta:user-defined>
    <meta:user-defined meta:name="WebPublish_Post_Id">65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